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e_distribu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6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Semilla</text:p>
          </table:table-cell>
          <table:table-cell office:value-type="string" calcext:value-type="string">
            <text:p>S[00]</text:p>
          </table:table-cell>
          <table:table-cell office:value-type="string" calcext:value-type="string">
            <text:p>S[01]</text:p>
          </table:table-cell>
          <table:table-cell office:value-type="string" calcext:value-type="string">
            <text:p>S[02]</text:p>
          </table:table-cell>
          <table:table-cell office:value-type="string" calcext:value-type="string">
            <text:p>S[03]</text:p>
          </table:table-cell>
          <table:table-cell office:value-type="string" calcext:value-type="string">
            <text:p>S[04]</text:p>
          </table:table-cell>
          <table:table-cell office:value-type="string" calcext:value-type="string">
            <text:p>S[05]</text:p>
          </table:table-cell>
          <table:table-cell office:value-type="string" calcext:value-type="string">
            <text:p>S[06]</text:p>
          </table:table-cell>
          <table:table-cell office:value-type="string" calcext:value-type="string">
            <text:p>S[07]</text:p>
          </table:table-cell>
          <table:table-cell office:value-type="string" calcext:value-type="string">
            <text:p>S[08]</text:p>
          </table:table-cell>
          <table:table-cell office:value-type="string" calcext:value-type="string">
            <text:p>S[09]</text:p>
          </table:table-cell>
          <table:table-cell office:value-type="string" calcext:value-type="string">
            <text:p>S[10]</text:p>
          </table:table-cell>
          <table:table-cell office:value-type="string" calcext:value-type="string">
            <text:p>S[11]</text:p>
          </table:table-cell>
          <table:table-cell office:value-type="string" calcext:value-type="string">
            <text:p>S[12]</text:p>
          </table:table-cell>
          <table:table-cell office:value-type="string" calcext:value-type="string">
            <text:p>S[13]</text:p>
          </table:table-cell>
          <table:table-cell office:value-type="string" calcext:value-type="string">
            <text:p>S[14]</text:p>
          </table:table-cell>
          <table:table-cell office:value-type="string" calcext:value-type="string">
            <text:p>S[15]</text:p>
          </table:table-cell>
          <table:table-cell office:value-type="string" calcext:value-type="string">
            <text:p>S[16]</text:p>
          </table:table-cell>
          <table:table-cell office:value-type="string" calcext:value-type="string">
            <text:p>S[17]</text:p>
          </table:table-cell>
          <table:table-cell office:value-type="string" calcext:value-type="string">
            <text:p>S[18]</text:p>
          </table:table-cell>
          <table:table-cell office:value-type="string" calcext:value-type="string">
            <text:p>S[19]</text:p>
          </table:table-cell>
          <table:table-cell office:value-type="string" calcext:value-type="string">
            <text:p>S[20]</text:p>
          </table:table-cell>
          <table:table-cell office:value-type="string" calcext:value-type="string">
            <text:p>S[21]</text:p>
          </table:table-cell>
          <table:table-cell office:value-type="string" calcext:value-type="string">
            <text:p>S[22]</text:p>
          </table:table-cell>
          <table:table-cell office:value-type="string" calcext:value-type="string">
            <text:p>S[23]</text:p>
          </table:table-cell>
          <table:table-cell office:value-type="string" calcext:value-type="string">
            <text:p>S[24]</text:p>
          </table:table-cell>
          <table:table-cell office:value-type="string" calcext:value-type="string">
            <text:p>S[25]</text:p>
          </table:table-cell>
          <table:table-cell office:value-type="string" calcext:value-type="string">
            <text:p>S[26]</text:p>
          </table:table-cell>
          <table:table-cell office:value-type="string" calcext:value-type="string">
            <text:p>S[27]</text:p>
          </table:table-cell>
          <table:table-cell office:value-type="string" calcext:value-type="string">
            <text:p>S[28]</text:p>
          </table:table-cell>
          <table:table-cell office:value-type="string" calcext:value-type="string">
            <text:p>S[29]</text:p>
          </table:table-cell>
          <table:table-cell office:value-type="string" calcext:value-type="string">
            <text:p>S[30]</text:p>
          </table:table-cell>
          <table:table-cell office:value-type="string" calcext:value-type="string">
            <text:p>S[31]</text:p>
          </table:table-cell>
          <table:table-cell office:value-type="string" calcext:value-type="string">
            <text:p>S[32]</text:p>
          </table:table-cell>
          <table:table-cell office:value-type="string" calcext:value-type="string">
            <text:p>S[33]</text:p>
          </table:table-cell>
          <table:table-cell office:value-type="string" calcext:value-type="string">
            <text:p>S[34]</text:p>
          </table:table-cell>
          <table:table-cell office:value-type="string" calcext:value-type="string">
            <text:p>S[35]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40" calcext:value-type="float">
            <text:p>246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tch</text:p>
          </table:table-cell>
          <table:table-cell office:value-type="float" office:value="42" calcext:value-type="float">
            <text:p>42</text:p>
          </table:table-cell>
          <table:table-cell office:value-type="float" office:value="319" calcext:value-type="float">
            <text:p>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0" calcext:value-type="float">
            <text:p>237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999" calcext:value-type="float">
            <text:p>999</text:p>
          </table:table-cell>
          <table:table-cell office:value-type="float" office:value="437" calcext:value-type="float">
            <text:p>4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66" calcext:value-type="float">
            <text:p>236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337" calcext:value-type="float">
            <text:p>1337</text:p>
          </table:table-cell>
          <table:table-cell office:value-type="float" office:value="251" calcext:value-type="float">
            <text:p>2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79" calcext:value-type="float">
            <text:p>232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04" calcext:value-type="float">
            <text:p>37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s108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84" calcext:value-type="float">
            <text:p>338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999" calcext:value-type="float">
            <text:p>999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74" calcext:value-type="float">
            <text:p>505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1337" calcext:value-type="float">
            <text:p>1337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97" calcext:value-type="float">
            <text:p>497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34" calcext:value-type="float">
            <text:p>702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c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00" calcext:value-type="float">
            <text:p>75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999" calcext:value-type="float">
            <text:p>999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40" calcext:value-type="float">
            <text:p>75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1337" calcext:value-type="float">
            <text:p>1337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80" calcext:value-type="float">
            <text:p>918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7" calcext:value-type="float">
            <text:p>7</text:p>
          </table:table-cell>
          <table:table-cell office:value-type="float" office:value="2279561" calcext:value-type="float">
            <text:p>22795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immel16.bch</text:p>
          </table:table-cell>
          <table:table-cell office:value-type="float" office:value="42" calcext:value-type="float">
            <text:p>42</text:p>
          </table:table-cell>
          <table:table-cell office:value-type="float" office:value="2279555" calcext:value-type="float">
            <text:p>22795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999" calcext:value-type="float">
            <text:p>999</text:p>
          </table:table-cell>
          <table:table-cell office:value-type="float" office:value="2290228" calcext:value-type="float">
            <text:p>22902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1337" calcext:value-type="float">
            <text:p>1337</text:p>
          </table:table-cell>
          <table:table-cell office:value-type="float" office:value="2282885" calcext:value-type="float">
            <text:p>22828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08" calcext:value-type="float">
            <text:p>2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x6_1_3.bch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77" calcext:value-type="float">
            <text:p>313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999" calcext:value-type="float">
            <text:p>999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84" calcext:value-type="float">
            <text:p>28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1337" calcext:value-type="float">
            <text:p>1337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8" calcext:value-type="float">
            <text:p>1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67" calcext:value-type="float">
            <text:p>13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7" calcext:value-type="float">
            <text:p>891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s10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32" calcext:value-type="float">
            <text:p>1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999" calcext:value-type="float">
            <text:p>999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19" calcext:value-type="float">
            <text:p>1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4" calcext:value-type="float">
            <text:p>85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1337" calcext:value-type="float">
            <text:p>1337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1" calcext:value-type="float">
            <text:p>14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4" calcext:value-type="float">
            <text:p>897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7" calcext:value-type="float">
            <text:p>7</text:p>
          </table:table-cell>
          <table:table-cell office:value-type="float" office:value="54793" calcext:value-type="float">
            <text:p>54793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989" calcext:value-type="float">
            <text:p>139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686" calcext:value-type="float">
            <text:p>4468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x14_2_7.bch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8" calcext:value-type="float">
            <text:p>1652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999" calcext:value-type="float">
            <text:p>999</text:p>
          </table:table-cell>
          <table:table-cell office:value-type="float" office:value="1786530" calcext:value-type="float">
            <text:p>178653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808" calcext:value-type="float">
            <text:p>1138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237" calcext:value-type="float">
            <text:p>4223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1337" calcext:value-type="float">
            <text:p>1337</text:p>
          </table:table-cell>
          <table:table-cell office:value-type="float" office:value="653" calcext:value-type="float">
            <text:p>6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87" calcext:value-type="float">
            <text:p>4748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ptmass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8" calcext:value-type="float">
            <text:p>8058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999" calcext:value-type="float">
            <text:p>99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6" calcext:value-type="float">
            <text:p>8146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1337" calcext:value-type="float">
            <text:p>133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7" calcext:value-type="float">
            <text:p>7</text:p>
          </table:table-cell>
          <table:table-cell office:value-type="float" office:value="798" calcext:value-type="float">
            <text:p>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x2_1_7</text:p>
          </table:table-cell>
          <table:table-cell office:value-type="float" office:value="42" calcext:value-type="float">
            <text:p>42</text:p>
          </table:table-cell>
          <table:table-cell office:value-type="float" office:value="729" calcext:value-type="float">
            <text:p>7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999" calcext:value-type="float">
            <text:p>999</text:p>
          </table:table-cell>
          <table:table-cell office:value-type="float" office:value="925" calcext:value-type="float">
            <text:p>9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1337" calcext:value-type="float">
            <text:p>1337</text:p>
          </table:table-cell>
          <table:table-cell office:value-type="float" office:value="906" calcext:value-type="float">
            <text:p>9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768" calcext:value-type="float">
            <text:p>167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hem.bch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25" calcext:value-type="float">
            <text:p>16525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999" calcext:value-type="float">
            <text:p>999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04" calcext:value-type="float">
            <text:p>165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1337" calcext:value-type="float">
            <text:p>1337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424" calcext:value-type="float">
            <text:p>16424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tate_distribution.A1:state_distribution.AL41" table:display-filter-buttons="true">
          <table:filter>
            <table:filter-and>
              <table:filter-condition table:value="1337" table:operator="=" table:field-number="1">
                <table:filter-set-item table:value="1337"/>
                <table:filter-set-item table:value="7"/>
                <table:filter-set-item table:value="999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2:35:23.0558405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3T12:43:41.396707405</dc:date>
    <meta:editing-duration>PT2H25M58S</meta:editing-duration>
    <meta:editing-cycles>6</meta:editing-cycles>
    <meta:generator>LibreOffice/24.2.7.2$Linux_X86_64 LibreOffice_project/420$Build-2</meta:generator>
    <meta:document-statistic meta:table-count="1" meta:cell-count="1558" meta:object-count="0"/>
  </office:meta>
</office:document-meta>
</file>